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 style:data-style-name="N2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 table:number-rows-repeated="5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>
            <text:p>Bondi</text:p>
          </table:table-cell>
          <table:table-cell table:style-name="ce3" office:value-type="float" office:value="1.16">
            <text:p>1.16</text:p>
          </table:table-cell>
          <table:table-cell table:style-name="ce3" table:number-columns-repeated="2"/>
        </table:table-row>
        <table:table-row table:style-name="ro1">
          <table:table-cell/>
          <table:table-cell office:value-type="string">
            <text:p>H=</text:p>
          </table:table-cell>
          <table:table-cell office:value-type="float" office:value="1.1">
            <office:annotation draw:style-name="gr1" draw:text-style-name="P1" svg:width="1.1413in" svg:height="0.7012in" svg:x="2.9031in" svg:y="0.472in" draw:caption-point-x="-0.2402in" draw:caption-point-y="0.5949in">
              <dc:date>2010-06-19T00:00:00</dc:date>
              <text:p text:style-name="P1">Using 1.1 instead of 1.2 to match Klamt results.</text:p>
            </office:annotation>
            <text:p>1.10</text:p>
          </table:table-cell>
          <table:table-cell table:formula="of:=[.$C7]*[.D$6]" office:value-type="float" office:value="1.276">
            <text:p>1.2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:C=</text:p>
          </table:table-cell>
          <table:table-cell office:value-type="float" office:value="1.7">
            <text:p>1.70</text:p>
          </table:table-cell>
          <table:table-cell table:formula="of:=[.$C8]*[.D$6]" office:value-type="float" office:value="1.972">
            <text:p>1.9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:N=</text:p>
          </table:table-cell>
          <table:table-cell office:value-type="float" office:value="1.55">
            <text:p>1.55</text:p>
          </table:table-cell>
          <table:table-cell table:formula="of:=[.$C9]*[.D$6]" office:value-type="float" office:value="1.798">
            <text:p>1.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:O=</text:p>
          </table:table-cell>
          <table:table-cell office:value-type="float" office:value="1.52">
            <text:p>1.52</text:p>
          </table:table-cell>
          <table:table-cell table:formula="of:=[.$C10]*[.D$6]" office:value-type="float" office:value="1.7632">
            <text:p>1.7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:F=</text:p>
          </table:table-cell>
          <table:table-cell office:value-type="float" office:value="1.47">
            <text:p>1.47</text:p>
          </table:table-cell>
          <table:table-cell table:formula="of:=[.$C11]*[.D$6]" office:value-type="float" office:value="1.7052">
            <text:p>1.7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:S=</text:p>
          </table:table-cell>
          <table:table-cell office:value-type="float" office:value="1.8">
            <text:p>1.80</text:p>
          </table:table-cell>
          <table:table-cell table:formula="of:=[.$C12]*[.D$6]" office:value-type="float" office:value="2.088">
            <text:p>2.0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:P=</text:p>
          </table:table-cell>
          <table:table-cell office:value-type="float" office:value="1.8">
            <text:p>1.80</text:p>
          </table:table-cell>
          <table:table-cell table:formula="of:=[.$C13]*[.D$6]" office:value-type="float" office:value="2.088">
            <text:p>2.0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:Cl=</text:p>
          </table:table-cell>
          <table:table-cell office:value-type="float" office:value="1.75">
            <text:p>1.75</text:p>
          </table:table-cell>
          <table:table-cell table:formula="of:=[.$C14]*[.D$6]" office:value-type="float" office:value="2.03">
            <text:p>2.0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:Br=</text:p>
          </table:table-cell>
          <table:table-cell office:value-type="float" office:value="1.85">
            <text:p>1.85</text:p>
          </table:table-cell>
          <table:table-cell table:formula="of:=[.$C15]*[.D$6]" office:value-type="float" office:value="2.146">
            <text:p>2.1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:I=</text:p>
          </table:table-cell>
          <table:table-cell office:value-type="float" office:value="1.98">
            <text:p>1.98</text:p>
          </table:table-cell>
          <table:table-cell table:formula="of:=[.$C16]*[.D$6]" office:value-type="float" office:value="2.2968">
            <text:p>2.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style-name="ce3" table:formula="of:=CONCATENATE([.B7];[.D7];[.B8];[.D8];[.B9];[.D9];[.B10];[.D10];[.B11];[.D11];[.B12];[.D12];[.B13];[.D13];[.B14];[.D14];[.B15];[.D15];[.B16];[.D16])" office:value-type="string" office:string-value="H=1.276:C=1.972:N=1.798:O=1.7632:F=1.7052:S=2.088:P=2.088:Cl=2.03:Br=2.146:I=2.2968">
            <text:p>H=1.276:C=1.972:N=1.798:O=1.7632:F=1.7052:S=2.088:P=2.088:Cl=2.03:Br=2.146:I=2.2968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9">06/19/2010</text:date>, <text:time>18:10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afael Soares</meta:initial-creator>
    <meta:creation-date>2010-05-20T22:31:40</meta:creation-date>
    <dc:date>2010-06-19T18:10:40</dc:date>
    <dc:creator>Rafael Soares</dc:creator>
    <meta:editing-duration>PT05H02M24S</meta:editing-duration>
    <meta:editing-cycles>7</meta:editing-cycles>
    <meta:generator>OpenOffice.org/3.1$Linux OpenOffice.org_project/310m19$Build-9420</meta:generator>
    <meta:document-statistic meta:table-count="3" meta:cell-count="33" meta:object-count="0"/>
  </office:meta>
</office:document-meta>
</file>